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de" fo:country="C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file-name text:display="name">Eclipse Projektaufbau</text:file-name></text:h>
      <text:p text:style-name="Text_20_body"/>
      <text:p text:style-name="Text_20_body"/>
      <text:p text:style-name="Text_20_body"/>
      <text:p text:style-name="Text_20_body">Die Tests werden im <text:a xlink:type="simple" xlink:href="../Tomcat%20Server.odt">Tomcat </text:a><text:a xlink:type="simple" xlink:href="../Tomcat%20Server.odt"><text:span text:style-name="T1">Testserver</text:span></text:a> durchgeführ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CH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CH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file-name text:display="name">Eclipse Projektaufbau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20T22:58:48</meta:creation-date>
    <dc:date>2007-10-07T22:55:21</dc:date>
    <dc:language>de-CH</dc:language>
    <meta:editing-cycles>6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7" meta:character-count="54"/>
  </office:meta>
</office:document-meta>
</file>